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cales in Geography and Ecology A neverending story</dc:title>
    <dc:description/>
    <dc:subject/>
    <meta:keyword>theory, concept, spatial thinking</meta:keyword>
    <meta:initial-creator>Per Petterson; Peter Pan</meta:initial-creator>
    <dc:creator>Per Petterson; Peter Pan</dc:creator>
    <meta:creation-date>2025-07-26T19:29:01Z</meta:creation-date>
    <dc:date>2025-07-26T19:29:01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